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4b9ec" officeooo:paragraph-rsid="0004b9ec"/>
    </style:style>
    <style:style style:name="P3" style:family="paragraph" style:parent-style-name="Text_20_body" style:list-style-name="L1">
      <style:text-properties officeooo:rsid="004c6159" officeooo:paragraph-rsid="004c6159"/>
    </style:style>
    <style:style style:name="T1" style:family="text">
      <style:text-properties fo:font-variant="small-caps"/>
    </style:style>
    <style:style style:name="T2" style:family="text">
      <style:text-properties officeooo:rsid="000518c8"/>
    </style:style>
    <style:style style:name="T3" style:family="text">
      <style:text-properties officeooo:rsid="00059628"/>
    </style:style>
    <style:style style:name="T4" style:family="text">
      <style:text-properties officeooo:rsid="0008c391"/>
    </style:style>
    <style:style style:name="T5" style:family="text">
      <style:text-properties officeooo:rsid="001911c6"/>
    </style:style>
    <style:style style:name="T6" style:family="text">
      <style:text-properties officeooo:rsid="001b6c5e"/>
    </style:style>
    <style:style style:name="T7" style:family="text">
      <style:text-properties officeooo:rsid="001f41a9"/>
    </style:style>
    <style:style style:name="T8" style:family="text">
      <style:text-properties officeooo:rsid="00236c2a"/>
    </style:style>
    <style:style style:name="T9" style:family="text">
      <style:text-properties officeooo:rsid="0039e04b"/>
    </style:style>
    <style:style style:name="T10" style:family="text">
      <style:text-properties officeooo:rsid="00490ef7"/>
    </style:style>
    <style:style style:name="T11" style:family="text">
      <style:text-properties officeooo:rsid="004c6e74"/>
    </style:style>
    <style:style style:name="T12" style:family="text">
      <style:text-properties officeooo:rsid="004d75d7"/>
    </style:style>
    <style:style style:name="T13" style:family="text">
      <style:text-properties officeooo:rsid="004dd21d"/>
    </style:style>
    <style:style style:name="T14" style:family="text">
      <style:text-properties officeooo:rsid="00504607"/>
    </style:style>
    <style:style style:name="T15" style:family="text">
      <style:text-properties officeooo:rsid="0050f7b9"/>
    </style:style>
    <style:style style:name="T16" style:family="text">
      <style:text-properties officeooo:rsid="0052f114"/>
    </style:style>
    <style:style style:name="T17" style:family="text">
      <style:text-properties officeooo:rsid="005962cb"/>
    </style:style>
    <style:style style:name="T18" style:family="text">
      <style:text-properties officeooo:rsid="0065c268"/>
    </style:style>
    <style:style style:name="T19" style:family="text">
      <style:text-properties officeooo:rsid="0068e7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shua 4:1-24</text:h>
      <text:h text:style-name="Heading_20_2" text:outline-level="2"><text:bookmark text:name="en-GNT-5569"/>Memorial Stones Are Set Up</text:h>
      <text:list xml:id="list3083467370" text:style-name="L1">
        <text:list-item>
          <text:p text:style-name="P1">When the whole nation had crossed the Jordan, the <text:span text:style-name="T1">Lord</text:span> said to Joshua, “Choose twelve men, one from each tribe, and command them to take twelve stones out of the middle of the Jordan, from the very place where the priests were standing. Tell them to carry these stones with them and to put them down where you camp tonight.” Then Joshua called the twelve men he had chosen, and he told them, “Go into the Jordan ahead of the Covenant Box of the <text:span text:style-name="T1">Lord</text:span> your God. Each one of you take a stone on your shoulder, one for each of the tribes of Israel. These stones will remind the people of what the <text:span text:style-name="T1">Lord</text:span> has done. In the future, when your children ask what these stones mean to you, you will tell them that the water of the Jordan stopped flowing when the <text:span text:style-name="T1">Lord</text:span>'s Covenant Box crossed the river. These stones will always remind the people of Israel of what happened here.” The men followed Joshua's orders. As the <text:span text:style-name="T1">Lord</text:span> had commanded Joshua, they took twelve stones from the middle of the Jordan, one for each of the tribes of Israel, carried them to the camping place, and put them down there. Joshua also set up twelve stones in the middle of the Jordan, where the priests carrying the Covenant Box had stood. (Those stones are still there.) <text:bookmark text:name="en-GNT-5578"/>The priests stood in the middle of the Jordan until everything had been done that the <text:span text:style-name="T1">Lord</text:span> ordered Joshua to tell the people to do. This is what Moses had commanded. The people hurried across the river. <text:bookmark text:name="en-GNT-5579"/>When they were all on the other side, the priests with the <text:span text:style-name="T1">Lord</text:span>'s Covenant Box went on ahead of the people. <text:bookmark text:name="en-GNT-5580"/>The men of the tribes of Reuben and Gad and of half the tribe of Manasseh, ready for battle, crossed ahead of the rest of the people, as Moses had told them to do. <text:bookmark text:name="en-GNT-5581"/>In the presence of the <text:span text:style-name="T1">Lord</text:span> about forty thousand men ready for war crossed over to the plain near Jericho. <text:bookmark text:name="en-GNT-5582"/>What the <text:span text:style-name="T1">Lord</text:span> did that day made the people of Israel consider Joshua a great man. They honored him all his life, just as they had honored Moses.<text:bookmark text:name="en-GNT-5583"/> Then the <text:span text:style-name="T1">Lord</text:span> told Joshua <text:bookmark text:name="en-GNT-5584"/>to command the priests carrying the Covenant Box to come up out of the Jordan. <text:bookmark text:name="en-GNT-5585"/>Joshua did so, <text:bookmark text:name="en-GNT-5586"/>and when the priests reached the riverbank, the river began flowing once more and flooded its banks again.<text:bookmark text:name="en-GNT-5587"/> The people crossed the Jordan on the tenth day of the first month and camped at Gilgal, east of Jericho. <text:bookmark text:name="en-GNT-5588"/>There Joshua set up the twelve stones taken from the Jordan. <text:bookmark text:name="en-GNT-5589"/>And he said to the people of Israel, “In the future, when your children ask you what these stones mean, <text:bookmark text:name="en-GNT-5590"/>you will tell them about the time when Israel crossed the Jordan on dry ground. <text:bookmark text:name="en-GNT-5591"/>Tell them that the <text:span text:style-name="T1">Lord</text:span> your God dried up the water of the Jordan for you until you had crossed, just as he dried up the Red Sea for us. <text:bookmark text:name="en-GNT-5592"/>Because of this everyone on earth will know how great the <text:span text:style-name="T1">Lord</text:span>'s power is, and you will honor the <text:span text:style-name="T1">Lord</text:span> your God forever.”</text:p>
        </text:list-item>
        <text:list-item>
          <text:p text:style-name="P2">Twelve stones were taken from the middle of the Jordan river <text:span text:style-name="T2">where the priest were standing, they were</text:span> <text:span text:style-name="T2">placed at the </text:span><text:span text:style-name="T6">site</text:span><text:span text:style-name="T2"> the Israelites would camp </text:span><text:span text:style-name="T3">for the night. </text:span><text:span text:style-name="T4">These stone</text:span><text:span text:style-name="T5">s</text:span><text:span text:style-name="T4"> would also serve as a reminder to all generations of what the Lord did, stopping the river flow so that the people of Israel would cross. </text:span><text:span text:style-name="T7">Also in the middle of the Jordan river, Joshua arranged stone</text:span><text:span text:style-name="T8">s</text:span><text:span text:style-name="T7"> around the place where the priests carrying the Covenant Box were standing. </text:span><text:span text:style-name="T9">When everyone and everything had crossed, the priest then crossed over and the river started flowing again. </text:span><text:span text:style-name="T10">What the Lord did made the people of Israel consider Joshua a great man for the rest of his life.</text:span></text:p>
        </text:list-item>
        <text:list-item>
          <text:p text:style-name="P3"><text:soft-page-break/>What the Lord did for the Israelites was miraculous and <text:span text:style-name="T11">supernatural. </text:span><text:span text:style-name="T12">It shows the <text:s/></text:span><text:span text:style-name="T18">vastness and </text:span><text:span text:style-name="T12">greatness of the Lord and that he is the creator of</text:span> <text:span text:style-name="T12">all things. </text:span><text:span text:style-name="T13">Let’s walk with the Lord and we’ll experience </text:span><text:span text:style-name="T14">his amazing works (</text:span><text:span text:style-name="T13">miracles</text:span><text:span text:style-name="T14">)</text:span><text:span text:style-name="T13">, we surely have seen miracles </text:span><text:span text:style-name="T15">at work</text:span><text:span text:style-name="T13"> in our lives. </text:span><text:span text:style-name="T16">To God be all the glory and let’s praise him all our lives, </text:span><text:span text:style-name="T19">h</text:span><text:span text:style-name="T17">e is amazing and he loves u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3T10:42:33.988434699</meta:creation-date>
    <dc:date>2022-06-13T11:34:01.995440692</dc:date>
    <meta:editing-duration>PT30M24S</meta:editing-duration>
    <meta:editing-cycles>29</meta:editing-cycles>
    <meta:generator>LibreOffice/6.4.7.2$Linux_X86_64 LibreOffice_project/40$Build-2</meta:generator>
    <meta:document-statistic meta:table-count="0" meta:image-count="0" meta:object-count="0" meta:page-count="2" meta:paragraph-count="5" meta:word-count="727" meta:character-count="3876" meta:non-whitespace-character-count="3156"/>
  </office:meta>
</office:document-meta>
</file>